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30b1" officeooo:paragraph-rsid="000395b4"/>
    </style:style>
    <style:style style:name="P2" style:family="paragraph" style:parent-style-name="Standard">
      <style:text-properties fo:font-size="15pt" officeooo:rsid="001e30b1" officeooo:paragraph-rsid="000395b4" style:font-size-asian="15pt" style:font-size-complex="15pt"/>
    </style:style>
    <style:style style:name="P3" style:family="paragraph" style:parent-style-name="Standard">
      <style:text-properties fo:font-weight="bold" officeooo:rsid="001fe5f0" officeooo:paragraph-rsid="000395b4" style:font-weight-asian="bold" style:font-weight-complex="bold"/>
    </style:style>
    <style:style style:name="P4" style:family="paragraph" style:parent-style-name="Standard">
      <style:text-properties fo:font-weight="bold" officeooo:rsid="00211d75" officeooo:paragraph-rsid="000395b4" style:font-weight-asian="bold" style:font-weight-complex="bold"/>
    </style:style>
    <style:style style:name="P5" style:family="paragraph" style:parent-style-name="Standard">
      <style:text-properties fo:font-weight="bold" officeooo:rsid="001e30b1" officeooo:paragraph-rsid="000395b4" style:font-weight-asian="bold" style:font-weight-complex="bold"/>
    </style:style>
    <style:style style:name="P6" style:family="paragraph" style:parent-style-name="Standard">
      <style:text-properties fo:font-weight="bold" officeooo:rsid="0021be52" officeooo:paragraph-rsid="000395b4" style:font-weight-asian="bold" style:font-weight-complex="bold"/>
    </style:style>
    <style:style style:name="P7" style:family="paragraph" style:parent-style-name="Standard">
      <style:text-properties fo:font-weight="bold" officeooo:rsid="00220ad8" officeooo:paragraph-rsid="000395b4" style:font-weight-asian="bold" style:font-weight-complex="bold"/>
    </style:style>
    <style:style style:name="P8" style:family="paragraph" style:parent-style-name="Standard">
      <style:text-properties fo:font-weight="bold" officeooo:rsid="0005eb18" officeooo:paragraph-rsid="0005eb18" style:font-weight-asian="bold" style:font-weight-complex="bold"/>
    </style:style>
    <style:style style:name="P9" style:family="paragraph" style:parent-style-name="Standard">
      <style:text-properties fo:font-weight="bold" officeooo:rsid="0006731d" officeooo:paragraph-rsid="0006731d" style:font-weight-asian="bold" style:font-weight-complex="bold"/>
    </style:style>
    <style:style style:name="P10" style:family="paragraph" style:parent-style-name="Standard">
      <style:text-properties officeooo:rsid="001fe5f0" officeooo:paragraph-rsid="000395b4"/>
    </style:style>
    <style:style style:name="P11" style:family="paragraph" style:parent-style-name="Standard">
      <style:text-properties officeooo:rsid="00211d75" officeooo:paragraph-rsid="000395b4"/>
    </style:style>
    <style:style style:name="P12" style:family="paragraph" style:parent-style-name="Standard">
      <style:text-properties fo:font-weight="normal" officeooo:rsid="0005eb18" officeooo:paragraph-rsid="0005eb18" style:font-weight-asian="normal" style:font-weight-complex="normal"/>
    </style:style>
    <style:style style:name="P13" style:family="paragraph" style:parent-style-name="Standard">
      <style:text-properties fo:font-weight="normal" officeooo:rsid="0006731d" officeooo:paragraph-rsid="0006731d" style:font-weight-asian="normal" style:font-weight-complex="normal"/>
    </style:style>
    <style:style style:name="P14" style:family="paragraph" style:parent-style-name="Standard">
      <style:text-properties officeooo:rsid="0021be52" officeooo:paragraph-rsid="000395b4"/>
    </style:style>
    <style:style style:name="P15" style:family="paragraph" style:parent-style-name="Standard">
      <style:text-properties officeooo:rsid="0021cde9" officeooo:paragraph-rsid="000395b4"/>
    </style:style>
    <style:style style:name="P16" style:family="paragraph" style:parent-style-name="Standard">
      <style:text-properties officeooo:rsid="00220ad8" officeooo:paragraph-rsid="000395b4"/>
    </style:style>
    <style:style style:name="P17" style:family="paragraph" style:parent-style-name="Standard">
      <style:text-properties officeooo:rsid="0005eb18" officeooo:paragraph-rsid="0005eb18"/>
    </style:style>
    <style:style style:name="P18" style:family="paragraph" style:parent-style-name="Standard">
      <style:text-properties officeooo:rsid="0006731d" officeooo:paragraph-rsid="0006731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30b1" style:font-weight-asian="bold" style:font-weight-complex="bold"/>
    </style:style>
    <style:style style:name="T3" style:family="text">
      <style:text-properties fo:font-weight="bold" officeooo:rsid="00050499" style:font-weight-asian="bold" style:font-weight-complex="bold"/>
    </style:style>
    <style:style style:name="T4" style:family="text">
      <style:text-properties officeooo:rsid="00211d75"/>
    </style:style>
    <style:style style:name="T5" style:family="text">
      <style:text-properties officeooo:rsid="0024776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50499" style:font-weight-asian="normal" style:font-weight-complex="normal"/>
    </style:style>
    <style:style style:name="T8" style:family="text">
      <style:text-properties fo:font-weight="normal" officeooo:rsid="0005eb18" style:font-weight-asian="normal" style:font-weight-complex="normal"/>
    </style:style>
    <style:style style:name="T9" style:family="text">
      <style:text-properties fo:font-weight="normal" officeooo:rsid="0006731d" style:font-weight-asian="normal" style:font-weight-complex="normal"/>
    </style:style>
    <style:style style:name="T10" style:family="text">
      <style:text-properties officeooo:rsid="000395b4"/>
    </style:style>
    <style:style style:name="T11" style:family="text">
      <style:text-properties officeooo:rsid="00050499"/>
    </style:style>
    <style:style style:name="T12" style:family="text">
      <style:text-properties officeooo:rsid="0006731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iario di bordo per la realizzazione dello store di scarpe SN<text:span text:style-name="T10">G</text:span>RS</text:p>
      <text:p text:style-name="P1"/>
      <text:p text:style-name="P1"><text:span text:style-name="T1">Data di inizio:</text:span> <text:span text:style-name="T10">26</text:span>/1<text:span text:style-name="T10">1</text:span>/2024</text:p>
      <text:p text:style-name="P1"><text:span text:style-name="T1">Data di fine:</text:span> <text:span text:style-name="T4">12</text:span>/1<text:span text:style-name="T10">2</text:span>/2024</text:p>
      <text:p text:style-name="P1"/>
      <text:p text:style-name="P1"><text:span text:style-name="T1">Obiettivi principali:</text:span> <text:span text:style-name="T10">integrare la parte del primo modulo del progetto con la parte JavaScript per l’inserimento di nuove funzioni e migliorie al fine di migliorare il prodotto.</text:span></text:p>
      <text:p text:style-name="P1"/>
      <text:p text:style-name="P1"><text:span text:style-name="T1">Responsabili:</text:span> Bonini Alessio, Cavalli Gabriele</text:p>
      <text:p text:style-name="P1"/>
      <text:p text:style-name="P1"/>
      <text:p text:style-name="P3">Data: <text:span text:style-name="T10">26</text:span> <text:span text:style-name="T10">novembre </text:span>2024</text:p>
      <text:p text:style-name="P10">Attività svolte: </text:p>
      <text:p text:style-name="P10"/>
      <text:p text:style-name="P10">- <text:span text:style-name="T2">Pianificazione e definizione de</text:span><text:span text:style-name="T3">i temi da realizzare</text:span></text:p>
      <text:p text:style-name="P10"><text:s text:c="3"/><text:span text:style-name="T5">Abbiamo definito </text:span><text:span text:style-name="T11">i possibili elementi da realizzare con il linguaggio js</text:span></text:p>
      <text:p text:style-name="P10"/>
      <text:p text:style-name="P10">- <text:span text:style-name="T1">Suddivisione del lavoro tra i responsabili</text:span></text:p>
      <text:p text:style-name="P10"><text:s text:c="3"/><text:span text:style-name="T5">I responsabili di progetto si sono suddivisi differenti compiti tra di loro</text:span></text:p>
      <text:p text:style-name="P10"/>
      <text:p text:style-name="P10"><text:span text:style-name="T1">Problemi riscontrati:</text:span> <text:span text:style-name="T11">nessuno</text:span></text:p>
      <text:p text:style-name="P10"/>
      <text:p text:style-name="P1"/>
      <text:p text:style-name="P3">Data: <text:span text:style-name="T10">28</text:span> <text:span text:style-name="T10">novembre</text:span> 2024</text:p>
      <text:p text:style-name="P10">Attività svolte: </text:p>
      <text:p text:style-name="P10"/>
      <text:p text:style-name="P3">- Inizio progettazione</text:p>
      <text:p text:style-name="P10"><text:span text:style-name="T1"><text:s text:c="3"/></text:span><text:span text:style-name="T7">Vengono realizzati gli elementi come la sezione carrello, aggiunta della quantità del prodotto ed il <text:s text:c="3"/>suo acquisto, sezione pagamenti</text:span></text:p>
      <text:p text:style-name="P10"/>
      <text:p text:style-name="P3">Problemi riscontrati:</text:p>
      <text:p text:style-name="P10">- <text:span text:style-name="T11">difficoltà iniziale con la realizzazione della sezione del carrello, poiché non venivano inizialmente visualizzate le quantità delle scarpe acquistate e le eventuali modifiche sul prodotto.</text:span></text:p>
      <text:p text:style-name="P3"/>
      <text:p text:style-name="P3">Soluzioni adottate:</text:p>
      <text:p text:style-name="P10">- <text:span text:style-name="T11">Il problema è stato risolto in pochi giorni consultando anche la documentazione online</text:span></text:p>
      <text:p text:style-name="P1"/>
      <text:p text:style-name="P1"/>
      <text:p text:style-name="P4">Data: <text:span text:style-name="T10">3 dicembre</text:span> 2024</text:p>
      <text:p text:style-name="P11">Attività svolte: </text:p>
      <text:p text:style-name="P11"/>
      <text:p text:style-name="P4">- <text:span text:style-name="T11">Perfezionamento delle funzionalità della sezione carrello</text:span></text:p>
      <text:p text:style-name="P11"><text:s text:c="3"/><text:span text:style-name="T11">Vengono ampliate e perfezionate le funzionalità del carrello e la sua conclusione</text:span></text:p>
      <text:p text:style-name="P11"/>
      <text:p text:style-name="P11"><text:span text:style-name="T1">Problemi riscontrati</text:span><text:span text:style-name="T6">: </text:span><text:span text:style-name="T7">nessuno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"><text:soft-page-break/>Data: <text:span text:style-name="T10">5 dicembre</text:span> 2024</text:p>
      <text:p text:style-name="P11">Attività svolte:</text:p>
      <text:p text:style-name="P11"/>
      <text:p text:style-name="P5">- <text:span text:style-name="T11">Revisione grafica pagine acquisto scarpe</text:span></text:p>
      <text:p text:style-name="P1"><text:span text:style-name="T6"><text:s text:c="3"/></text:span><text:span text:style-name="T7">Siccome in queste pagine vengono aggiunte delle funzionalità, come la quantità e il numero di scarpa, vengono perfezionati gli elementi grafici delle singole pagine per l’acquisto delle sca</text:span><text:span text:style-name="T8">rpe</text:span></text:p>
      <text:p text:style-name="P1"><text:span text:style-name="T8"/></text:p>
      <text:p text:style-name="P11"><text:span text:style-name="T1">Problemi riscontrati:</text:span> </text:p>
      <text:p text:style-name="P17">Le modifiche non erano visualizzabili nella sezione carrello </text:p>
      <text:p text:style-name="P17"/>
      <text:p text:style-name="P8">Soluzioni adottate:</text:p>
      <text:p text:style-name="P12">Confronto tra i due responsabili del progetto e consultazione della documentazione online</text:p>
      <text:p text:style-name="P11"/>
      <text:p text:style-name="P11"/>
      <text:p text:style-name="P4">Data: 6 <text:span text:style-name="T10">dicembre</text:span> 2024</text:p>
      <text:p text:style-name="P11">Attività svolte:</text:p>
      <text:p text:style-name="P11"/>
      <text:p text:style-name="P4">- <text:span text:style-name="T12">Controllo che tutte le funzionalità, create fino a questo momento, funzionino correttamente</text:span></text:p>
      <text:p text:style-name="P4"><text:s text:c="3"/><text:span text:style-name="T9">Test completo delle funzioni di progetto</text:span></text:p>
      <text:p text:style-name="P11"/>
      <text:p text:style-name="P4">Problemi riscontrati: </text:p>
      <text:p text:style-name="P11">- <text:span text:style-name="T12">Alcuni elementi aveva dei bug o leggeri malfunzionamenti</text:span></text:p>
      <text:p text:style-name="P11"/>
      <text:p text:style-name="P6">Soluzioni adottate: </text:p>
      <text:p text:style-name="P14">- <text:span text:style-name="T12">Confronto tra i due responsabili di progetto e risoluzione del problema</text:span></text:p>
      <text:p text:style-name="P11"/>
      <text:p text:style-name="P11"/>
      <text:p text:style-name="P4">Data: <text:span text:style-name="T10">7</text:span> <text:span text:style-name="T10">dicembre</text:span> 2024</text:p>
      <text:p text:style-name="P11">Attività svolte:</text:p>
      <text:p text:style-name="P11"/>
      <text:p text:style-name="P4">- <text:span text:style-name="T12">Realizzazione di una sezione per la registrazione della carta elettronica per effettuare i pagamenti</text:span></text:p>
      <text:p text:style-name="P11"/>
      <text:p text:style-name="P15"><text:span text:style-name="T1">Problemi riscontrati:</text:span> </text:p>
      <text:p text:style-name="P18">Problematiche per l’inserimento di questa nuova sezione all’interno del progetto</text:p>
      <text:p text:style-name="P18"/>
      <text:p text:style-name="P9">Soluzioni adottate: </text:p>
      <text:p text:style-name="P13">Consultazione della documentazione e la nuova pagina è stata inserita correttamente </text:p>
      <text:p text:style-name="P1"/>
      <text:p text:style-name="P1"/>
      <text:p text:style-name="P7">Data: <text:span text:style-name="T10">10</text:span> <text:span text:style-name="T10">dicembre</text:span> 2024</text:p>
      <text:p text:style-name="P16">Attività svolte: </text:p>
      <text:p text:style-name="P7"/>
      <text:p text:style-name="P7">- <text:s/><text:span text:style-name="T12">Continuo della pagina inerente al pagamento e sue proprietà</text:span></text:p>
      <text:p text:style-name="P16"/>
      <text:p text:style-name="P16"><text:span text:style-name="T1">Problemi riscontrati:</text:span> </text:p>
      <text:p text:style-name="P18">La pagina non funzionava correttamente e forniva una situazione di bug</text:p>
      <text:p text:style-name="P18"/>
      <text:p text:style-name="P9">Soluzioni adottate: </text:p>
      <text:p text:style-name="P13">Confronto tra i due membri del gruppo e risoluzione del problema anche tramite la documentazione online</text:p>
      <text:p text:style-name="P16"/>
      <text:p text:style-name="P16"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7">Data: <text:span text:style-name="T10">11</text:span> <text:span text:style-name="T10">dicembre</text:span> 2024</text:p>
      <text:p text:style-name="P16">Attività svolte: </text:p>
      <text:p text:style-name="P16"/>
      <text:p text:style-name="P7">- <text:s/><text:span text:style-name="T12">Conclusione della sezione pagamenti e suo collaudo </text:span></text:p>
      <text:p text:style-name="P13">La pagina viene completata e conclusa e viene effettuato anche il suo collaudo, ricreando la registrazione di una carta elettronica per effettuare un pagamento con tutte le richieste necessarie</text:p>
      <text:p text:style-name="P16"/>
      <text:p text:style-name="P16"><text:span text:style-name="T1">Problemi riscontrati:</text:span> nessuno</text:p>
      <text:p text:style-name="P16"/>
      <text:p text:style-name="P16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1T16:17:15.722000000</meta:creation-date>
    <dc:date>2024-12-11T17:57:58.754000000</dc:date>
    <meta:editing-duration>PT12M28S</meta:editing-duration>
    <meta:editing-cycles>3</meta:editing-cycles>
    <meta:generator>LibreOffice/24.2.5.2$Windows_X86_64 LibreOffice_project/bffef4ea93e59bebbeaf7f431bb02b1a39ee8a59</meta:generator>
    <meta:document-statistic meta:table-count="0" meta:image-count="0" meta:object-count="0" meta:page-count="3" meta:paragraph-count="60" meta:word-count="451" meta:character-count="3170" meta:non-whitespace-character-count="2741"/>
  </office:meta>
</office:document-meta>
</file>